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🧹 SOLUCIÓN PASO A PASO</text:h>
      <text:h text:style-name="Heading_20_3" text:outline-level="3">1️⃣ Edita tu fichero <text:span text:style-name="Source_20_Text">~/.ssh/config</text:span></text:h>
      <text:p text:style-name="Text_20_body">Diferencia las máquinas por nombre lógico (no solo por puerto):</text:p>
      <text:p text:style-name="P1"><text:span text:style-name="Source_20_Text">Host vm1</text:span></text:p>
      <text:p text:style-name="P2"><text:span text:style-name="Source_20_Text"><text:s text:c="4"/>HostName localhost</text:span></text:p>
      <text:p text:style-name="P2"><text:span text:style-name="Source_20_Text"><text:s text:c="4"/>Port 4443</text:span></text:p>
      <text:p text:style-name="P2"><text:span text:style-name="Source_20_Text"><text:s text:c="4"/>User user</text:span></text:p>
      <text:p text:style-name="P2"/>
      <text:p text:style-name="P2"><text:span text:style-name="Source_20_Text">Host vm2</text:span></text:p>
      <text:p text:style-name="P2"><text:span text:style-name="Source_20_Text"><text:s text:c="4"/>HostName localhost</text:span></text:p>
      <text:p text:style-name="P2"><text:span text:style-name="Source_20_Text"><text:s text:c="4"/>Port 4444</text:span></text:p>
      <text:p text:style-name="P3"><text:span text:style-name="Source_20_Text"><text:s text:c="4"/>User user</text:span></text:p>
      <text:p text:style-name="Text_20_body">Ahora podrás conectarte desde VS Code con:</text:p>
      <text:list text:style-name="L1">
        <text:list-item>
          <text:p text:style-name="P4"><text:span text:style-name="Source_20_Text">Remote-SSH: Connect to Host → vm1</text:span></text:p>
        </text:list-item>
        <text:list-item>
          <text:p text:style-name="P4"><text:span text:style-name="Source_20_Text">Remote-SSH: Connect to Host → vm2</text:span></text:p>
        </text:list-item>
      </text:list>
      <text:p text:style-name="Text_20_body">Así VS Code tratará <text:span text:style-name="Strong_20_Emphasis">cada entrada como un host distinto</text:span>, aunque apunten a <text:span text:style-name="Source_20_Text">localhost</text:span>.</text:p>
      <text:p text:style-name="Horizontal_20_Line"/>
      <text:h text:style-name="Heading_20_3" text:outline-level="3">2️⃣ Borra el VS Code Server anterior (si se ha quedado “atascado”)</text:h>
      <text:p text:style-name="Text_20_body">En cada VM, ejecuta:</text:p>
      <text:p text:style-name="P5"><text:span text:style-name="Source_20_Text">rm -rf ~/.vscode-server</text:span></text:p>
      <text:p text:style-name="Text_20_body">(las versiones recientes usan <text:span text:style-name="Source_20_Text">~/.vscode-remote</text:span> o <text:span text:style-name="Source_20_Text">~/.vscode-server-insiders</text:span> según la edición).</text:p>
      <text:p text:style-name="Text_20_body">Esto fuerza a VS Code a reinstalar el servidor remoto limpio.</text:p>
      <text:p text:style-name="Horizontal_20_Line"/>
      <text:h text:style-name="Heading_20_3" text:outline-level="3">3️⃣ Borra también las entradas temporales de VS Code en tu Mac</text:h>
      <text:p text:style-name="Text_20_body">Cierra VS Code completamente y elimina las carpetas de configuración de conexiones anteriores:</text:p>
      <text:p text:style-name="P5"><text:span text:style-name="Source_20_Text">rm -rf ~/Library/Application\ Support/Code/User/globalStorage/ms-vscode-remote.remote-ssh</text:span></text:p>
      <text:p text:style-name="Text_20_body">Luego abre de nuevo VS Code.</text:p>
      <text:p text:style-name="Horizontal_20_Line"/>
      <text:h text:style-name="Heading_20_3" text:outline-level="3">4️⃣ Vuelve a conectar desde cero</text:h>
      <text:p text:style-name="Text_20_body">Usa la paleta de comandos (<text:span text:style-name="Source_20_Text">⇧⌘P</text:span>) →<text:line-break/><text:span text:style-name="Strong_20_Emphasis">Remote-SSH: Connect to Host → vm1</text:span><text:line-break/>o<text:line-break/><text:span text:style-name="Strong_20_Emphasis">Remote-SSH: Connect to Host → vm2</text:span></text:p>
      <text:p text:style-name="Text_20_body">VS Code instalará de nuevo su servidor remoto en la VM correcta.</text:p>
      <text:p text:style-name="Horizontal_20_Line"><text:soft-page-break/></text:p>
      <text:h text:style-name="Heading_20_3" text:outline-level="3">5️⃣ (Opcional) Verifica conexión SSH manual</text:h>
      <text:p text:style-name="Text_20_body">Antes de probar con VS Code, asegúrate de que desde terminal sí te conectas:</text:p>
      <text:p text:style-name="P1"><text:span text:style-name="Source_20_Text">ssh vm1</text:span></text:p>
      <text:p text:style-name="P3"><text:span text:style-name="Source_20_Text">ssh vm2</text:span></text:p>
      <text:p text:style-name="Text_20_body">Si ambas funcionan, VS Code también lo hará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19:22:25.284041000</meta:creation-date>
    <dc:date>2025-11-05T19:22:48.837734000</dc:date>
    <meta:editing-duration>PT24S</meta:editing-duration>
    <meta:editing-cycles>1</meta:editing-cycles>
    <meta:document-statistic meta:table-count="0" meta:image-count="0" meta:object-count="0" meta:page-count="2" meta:paragraph-count="32" meta:word-count="216" meta:character-count="1326" meta:non-whitespace-character-count="1120"/>
    <meta:generator>LibreOffice/25.8.1.1$MacOSX_AARCH64 LibreOffice_project/54047653041915e595ad4e45cccea684809c77b5</meta:generator>
  </office:meta>
</office:document-meta>
</file>